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Arial" fo:font-size="12pt" fo:font-style="italic" style:font-size-asian="12pt" style:font-style-asian="italic" style:font-size-complex="12pt" style:font-style-complex="italic"/>
    </style:style>
    <style:style style:name="P6" style:family="paragraph" style:parent-style-name="Text_20_body">
      <style:text-properties fo:color="#000000"/>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Text_20_body">
      <style:paragraph-properties fo:text-align="center" style:justify-single-word="false"/>
    </style:style>
    <style:style style:name="P27" style:family="paragraph" style:parent-style-name="Heading_20_3">
      <style:text-properties fo:color="#ff0066" style:font-name="Verdana" fo:font-size="13pt" fo:font-weight="bold" style:font-size-asian="13pt" style:font-weight-asian="bold" style:font-size-complex="13pt" style:font-weight-complex="bold"/>
    </style:style>
    <style:style style:name="P28" style:family="paragraph" style:parent-style-name="Heading_20_3">
      <style:text-properties fo:color="#0084d1" style:font-name="Arial" fo:font-size="12pt" fo:font-style="italic" style:font-size-asian="12pt" style:font-style-asian="italic" style:font-size-complex="12pt" style:font-style-complex="italic"/>
    </style:style>
    <style:style style:name="P29" style:family="paragraph" style:parent-style-name="Heading_20_3">
      <style:text-properties fo:color="#ff6600" style:font-name="Arial" fo:font-size="12pt" fo:font-style="italic" style:font-size-asian="12pt" style:font-style-asian="italic" style:font-size-complex="12pt" style:font-style-complex="italic"/>
    </style:style>
    <style:style style:name="P30"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1"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2"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style>
    <style:style style:name="P35"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8"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3"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4" style:family="paragraph" style:parent-style-name="Text_20_body">
      <style:paragraph-properties fo:padding="0.074cm" fo:border-left="none" fo:border-right="none" fo:border-top="none" fo:border-bottom="0.002cm solid #000000" style:join-border="false"/>
      <style:text-properties fo:color="#000000" style:font-name="Arial" fo:font-size="12pt" fo:font-style="italic" style:font-size-asian="12pt" style:font-style-asian="italic" style:font-size-complex="12pt" style:font-style-complex="italic"/>
    </style:style>
    <style:style style:name="P45"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6"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7" style:family="paragraph" style:parent-style-name="Text_20_body">
      <style:paragraph-properties fo:margin-left="0cm" fo:margin-right="0cm" fo:margin-top="0cm" fo:margin-bottom="0cm" fo:orphans="2" fo:widows="2" fo:text-indent="0cm" style:auto-text-indent="false" fo:padding="0cm" fo:border="none"/>
    </style:style>
    <style:style style:name="P48"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50"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51"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52" style:family="paragraph" style:parent-style-name="Horizontal_20_Line">
      <style:paragraph-properties fo:line-height="150%" style:shadow="none">
        <style:tab-stops/>
      </style:paragraph-properties>
      <style:text-properties style:font-name="Times New Roman" fo:background-color="transparent"/>
    </style:style>
    <style:style style:name="P53" style:family="paragraph" style:parent-style-name="Heading_20_4">
      <style:paragraph-properties fo:line-height="150%" style:shadow="none">
        <style:tab-stops/>
      </style:paragraph-properties>
    </style:style>
    <style:style style:name="P54" style:family="paragraph" style:parent-style-name="Heading_20_3" style:master-page-name="">
      <style:paragraph-properties fo:line-height="150%" style:page-number="auto"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55" style:family="paragraph" style:parent-style-name="Heading_20_3">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56" style:family="paragraph" style:parent-style-name="Text_20_body" style:list-style-name="L1"/>
    <style:style style:name="P57" style:family="paragraph" style:parent-style-name="Text_20_body" style:list-style-name="L1">
      <style:text-properties style:font-name="Verdana" fo:font-size="8pt" style:font-size-asian="8pt" style:font-size-complex="8pt"/>
    </style:style>
    <style:style style:name="P58" style:family="paragraph" style:parent-style-name="Text_20_body" style:list-style-name="L2">
      <style:text-properties style:font-name="Verdana" fo:font-size="11pt" style:font-size-asian="11pt" style:font-size-complex="11pt"/>
    </style:style>
    <style:style style:name="P59" style:family="paragraph" style:parent-style-name="Text_20_body" style:list-style-name="L3">
      <style:text-properties style:font-name="Verdana" fo:font-size="11pt" style:font-size-asian="11pt" style:font-size-complex="11pt"/>
    </style:style>
    <style:style style:name="P60" style:family="paragraph" style:parent-style-name="Text_20_body" style:list-style-name="L3"/>
    <style:style style:name="P61" style:family="paragraph" style:parent-style-name="Text_20_body" style:list-style-name="L7">
      <style:text-properties fo:color="#ff9900" style:font-name="Arial" fo:font-size="12pt" fo:font-weight="normal" style:font-size-asian="12pt" style:font-weight-asian="normal" style:font-size-complex="12pt" style:font-weight-complex="normal"/>
    </style:style>
    <style:style style:name="P62"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63"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64" style:family="paragraph" style:parent-style-name="Text_20_body" style:list-style-name="L16">
      <style:text-properties fo:color="#ff9900" style:font-name="Arial" fo:font-size="12pt" fo:font-style="italic" style:font-size-asian="12pt" style:font-style-asian="italic" style:font-size-complex="12pt" style:font-style-complex="italic"/>
    </style:style>
    <style:style style:name="P65" style:family="paragraph" style:parent-style-name="Text_20_body" style:list-style-name="L7">
      <style:text-properties fo:color="#ff9900"/>
    </style:style>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text-properties fo:color="#000000" style:font-name="Arial" fo:font-size="12pt" fo:font-style="italic" style:font-size-asian="12pt" style:font-style-asian="italic" style:font-size-complex="12pt" style:font-style-complex="italic"/>
    </style:style>
    <style:style style:name="P74" style:family="paragraph" style:parent-style-name="Text_20_body">
      <style:text-properties fo:color="#ff0066" style:font-name="Verdana" fo:font-size="20pt" fo:font-weight="bold" style:font-size-asian="20pt" style:font-weight-asian="bold" style:font-size-complex="20pt" style:font-weight-complex="bold"/>
    </style:style>
    <style:style style:name="P7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76" style:family="paragraph" style:parent-style-name="Text_20_body" style:list-style-name="L17"/>
    <style:style style:name="P77" style:family="paragraph" style:parent-style-name="Text_20_body" style:list-style-name="L3">
      <style:paragraph-properties fo:margin-top="0cm" fo:margin-bottom="0cm"/>
      <style:text-properties style:font-name="Verdana" fo:font-size="11pt" style:font-size-asian="11pt" style:font-size-complex="11pt"/>
    </style:style>
    <style:style style:name="P78" style:family="paragraph" style:parent-style-name="Text_20_body" style:list-style-name="L3">
      <style:paragraph-properties fo:margin-top="0cm" fo:margin-bottom="0cm"/>
    </style:style>
    <style:style style:name="P79"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80" style:family="paragraph" style:parent-style-name="Text_20_body" style:list-style-name="L4">
      <style:paragraph-properties fo:margin-top="0cm" fo:margin-bottom="0cm"/>
    </style:style>
    <style:style style:name="P81" style:family="paragraph" style:parent-style-name="Text_20_body" style:list-style-name="L9">
      <style:paragraph-properties fo:margin-top="0cm" fo:margin-bottom="0cm"/>
    </style:style>
    <style:style style:name="P82" style:family="paragraph" style:parent-style-name="Text_20_body" style:list-style-name="L10">
      <style:paragraph-properties fo:margin-top="0cm" fo:margin-bottom="0cm"/>
    </style:style>
    <style:style style:name="P83" style:family="paragraph" style:parent-style-name="Text_20_body" style:list-style-name="L11">
      <style:paragraph-properties fo:margin-top="0cm" fo:margin-bottom="0cm"/>
    </style:style>
    <style:style style:name="P84" style:family="paragraph" style:parent-style-name="Text_20_body" style:list-style-name="L12">
      <style:paragraph-properties fo:margin-top="0cm" fo:margin-bottom="0cm"/>
    </style:style>
    <style:style style:name="P85" style:family="paragraph" style:parent-style-name="Text_20_body" style:list-style-name="L13">
      <style:paragraph-properties fo:margin-top="0cm" fo:margin-bottom="0cm"/>
    </style:style>
    <style:style style:name="P86" style:family="paragraph" style:parent-style-name="Text_20_body" style:list-style-name="L14">
      <style:paragraph-properties fo:margin-top="0cm" fo:margin-bottom="0cm"/>
    </style:style>
    <style:style style:name="P87" style:family="paragraph" style:parent-style-name="Text_20_body" style:list-style-name="L15">
      <style:paragraph-properties fo:margin-top="0cm" fo:margin-bottom="0cm"/>
    </style:style>
    <style:style style:name="P88" style:family="paragraph" style:parent-style-name="Text_20_body" style:list-style-name="L17">
      <style:paragraph-properties fo:margin-top="0cm" fo:margin-bottom="0cm"/>
    </style:style>
    <style:style style:name="P89" style:family="paragraph" style:parent-style-name="Text_20_body" style:list-style-name="L23">
      <style:paragraph-properties fo:margin-top="0cm" fo:margin-bottom="0cm" fo:line-height="150%" style:shadow="none">
        <style:tab-stops/>
      </style:paragraph-properties>
    </style:style>
    <style:style style:name="P90" style:family="paragraph" style:parent-style-name="Text_20_body" style:list-style-name="L24">
      <style:paragraph-properties fo:margin-top="0cm" fo:margin-bottom="0cm" fo:line-height="150%" style:shadow="none">
        <style:tab-stops/>
      </style:paragraph-properties>
    </style:style>
    <style:style style:name="P91" style:family="paragraph" style:parent-style-name="Text_20_body" style:list-style-name="L25">
      <style:paragraph-properties fo:margin-top="0cm" fo:margin-bottom="0cm" fo:line-height="150%" style:shadow="none">
        <style:tab-stops/>
      </style:paragraph-properties>
    </style:style>
    <style:style style:name="P92" style:family="paragraph" style:parent-style-name="Text_20_body" style:list-style-name="L20">
      <style:paragraph-properties fo:margin-top="0cm" fo:margin-bottom="0cm" fo:line-height="150%" style:shadow="none">
        <style:tab-stops/>
      </style:paragraph-properties>
    </style:style>
    <style:style style:name="P93" style:family="paragraph" style:parent-style-name="Text_20_body" style:list-style-name="L22">
      <style:paragraph-properties fo:margin-top="0cm" fo:margin-bottom="0cm" fo:line-height="150%" style:shadow="none">
        <style:tab-stops/>
      </style:paragraph-properties>
    </style:style>
    <style:style style:name="P94"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9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96"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97" style:family="paragraph" style:parent-style-name="Text_20_body">
      <style:paragraph-properties fo:line-height="150%" style:shadow="none">
        <style:tab-stops/>
      </style:paragraph-properties>
      <style:text-properties style:font-name="Times New Roman" fo:background-color="transparent"/>
    </style:style>
    <style:style style:name="P98" style:family="paragraph" style:parent-style-name="Text_20_body">
      <style:paragraph-properties fo:line-height="150%" style:shadow="none">
        <style:tab-stops/>
      </style:paragraph-properties>
    </style:style>
    <style:style style:name="P99" style:family="paragraph" style:parent-style-name="Text_20_body" style:list-style-name="L23">
      <style:paragraph-properties fo:line-height="150%" style:shadow="none">
        <style:tab-stops/>
      </style:paragraph-properties>
    </style:style>
    <style:style style:name="P100" style:family="paragraph" style:parent-style-name="Text_20_body" style:list-style-name="L24">
      <style:paragraph-properties fo:line-height="150%" style:shadow="none">
        <style:tab-stops/>
      </style:paragraph-properties>
    </style:style>
    <style:style style:name="P101" style:family="paragraph" style:parent-style-name="Text_20_body" style:list-style-name="L25">
      <style:paragraph-properties fo:line-height="150%" style:shadow="none">
        <style:tab-stops/>
      </style:paragraph-properties>
    </style:style>
    <style:style style:name="P102" style:family="paragraph" style:parent-style-name="Text_20_body" style:list-style-name="L18">
      <style:paragraph-properties fo:line-height="150%" style:shadow="none">
        <style:tab-stops/>
      </style:paragraph-properties>
    </style:style>
    <style:style style:name="P103" style:family="paragraph" style:parent-style-name="Text_20_body" style:list-style-name="L19">
      <style:paragraph-properties fo:line-height="150%" style:shadow="none">
        <style:tab-stops/>
      </style:paragraph-properties>
    </style:style>
    <style:style style:name="P104" style:family="paragraph" style:parent-style-name="Text_20_body" style:list-style-name="L20">
      <style:paragraph-properties fo:line-height="150%" style:shadow="none">
        <style:tab-stops/>
      </style:paragraph-properties>
    </style:style>
    <style:style style:name="P105" style:family="paragraph" style:parent-style-name="Text_20_body" style:list-style-name="L21">
      <style:paragraph-properties fo:line-height="150%" style:shadow="none">
        <style:tab-stops/>
      </style:paragraph-properties>
    </style:style>
    <style:style style:name="P106" style:family="paragraph" style:parent-style-name="Text_20_body" style:list-style-name="L22">
      <style:paragraph-properties fo:line-height="150%" style:shadow="none">
        <style:tab-stops/>
      </style:paragraph-properties>
    </style:style>
    <style:style style:name="P107"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T38" style:family="text">
      <style:text-properties style:text-position="-33% 80%" fo:font-style="italic"/>
    </style:style>
    <style:style style:name="T39" style:family="text">
      <style:text-properties fo:font-style="italic"/>
    </style:style>
    <style:style style:name="T40" style:family="text">
      <style:text-properties style:font-name="Arial"/>
    </style:style>
    <style:style style:name="T41" style:family="text">
      <style:text-properties style:font-name="Times New Roman"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3">Wstęp</text:h>
      <text:p text:style-name="P97">Ruch drogowy odgrywa kluczową rolę w funkcjonowaniu współczesnych miast, stanowiąc fundament ich gospodarki oraz życia społecznego. Wraz z dynamicznym wzrostem liczby pojazdów na drogach wzrasta presja na istniejącą infrastrukturę transportową, co prowadzi do istotnych wyzwań związanych z zarządzaniem ruchem. Problem zatorów drogowych generuje znaczne koszty ekonomiczne, zwiększa emisję spalin oraz obniża komfort użytkowników dróg. Jednym z najważniejszych narzędzi zarządzania ruchem jest sygnalizacja świetlna, która reguluje przepływ pojazdów na skrzyżowaniach. Optymalizacja sterowania sygnalizacją świetlną ma na celu minimalizację opóźnień oraz poprawę płynności ruchu, jednak wymaga zaawansowanych metod modelowania, skalowalności i optymalizacji.</text:p>
      <text:p text:style-name="P98"><text:span text:style-name="Strong_20_Emphasis"><text:span text:style-name="T41">Uzasadnienie wyboru tematu</text:span></text:span><text:span text:style-name="T41"><text:line-break/>Dynamiczny rozwój technik sztucznej inteligencji, w tym uczenia przez wzmacnianie (Reinforcement Learning, RL), oferuje nowe możliwości w zarządzaniu złożonymi systemami, takimi jak ruch drogowy. Tradycyjne metody sterowania ruchem, choć skuteczne w pewnych warunkach, mają ograniczenia w dostosowywaniu się do dynamicznie zmieniających się warunków ruchu. Algorytmy RL, a w szczególności głębokie uczenie przez wzmacnianie (Deep Reinforcement Learning, DRL), pozwalają na dynamiczne i adaptacyjne podejście do sterowania sygnalizacją świetlną, ucząc się optymalnych strategii na podstawie interakcji z rzeczywistym środowiskiem. Zastosowanie algorytmu Advantage Actor-Critic (A2C) w sterowaniu sygnalizacją świetlną, przy wsparciu realistycznych symulacji w środowisku SUMO (Simulation of Urban MObility), pozwala na badanie możliwości poprawy płynności ruchu oraz redukcji opóźnień.</text:span></text:p>
      <text:p text:style-name="P98"><text:span text:style-name="Strong_20_Emphasis"><text:span text:style-name="T41">Cel pracy</text:span></text:span><text:span text:style-name="T41"><text:line-break/>Celem niniejszej pracy jest opracowanie i zbadanie skuteczności algorytmu A2C w zarządzaniu sygnalizacją świetlną na skrzyżowaniach. Algorytm ten, jako metoda łącząca uczenie polityki i wartości, ma na celu efektywne dostosowanie czasów sygnalizacji świetlnej do zmieniających się warunków ruchu w celu minimalizacji opóźnień i zwiększenia przepustowości.</text:span></text:p>
      <text:p text:style-name="P98"><text:span text:style-name="Strong_20_Emphasis"><text:span text:style-name="T41">Zakres pracy</text:span></text:span><text:span text:style-name="T41"><text:line-break/>Zakres pracy obejmuje:</text:span></text:p>
      <text:list xml:id="list5378268938623076005" text:style-name="L23">
        <text:list-item>
          <text:p text:style-name="P89"><text:span text:style-name="Strong_20_Emphasis"><text:span text:style-name="T41">Przedmiotowy</text:span></text:span><text:span text:style-name="T41">: Optymalizacja sterowania sygnalizacją świetlną na skrzyżowaniach przy użyciu algorytmu Advantage Actor-Critic.</text:span></text:p>
        </text:list-item>
        <text:list-item>
          <text:p text:style-name="P89"><text:soft-page-break/><text:span text:style-name="Strong_20_Emphasis"><text:span text:style-name="T41">Czasowy</text:span></text:span><text:span text:style-name="T41">: Analiza literatury i stanów istniejących, projekt oraz implementacja algorytmu, a następnie symulacje i analiza wyników przeprowadzone w ograniczonym zakresie czasowym.</text:span></text:p>
        </text:list-item>
        <text:list-item>
          <text:p text:style-name="P99"><text:span text:style-name="Strong_20_Emphasis"><text:span text:style-name="T41">Przestrzenny</text:span></text:span><text:span text:style-name="T41">: Symulacje zostaną przeprowadzone w wirtualnym środowisku SUMO, które realistycznie odwzorowuje warunki ruchu drogowego.</text:span></text:p>
        </text:list-item>
      </text:list>
      <text:p text:style-name="P98"><text:span text:style-name="Strong_20_Emphasis"><text:span text:style-name="T41">Stosowane metody</text:span></text:span><text:span text:style-name="T41"><text:line-break/>W pracy zastosowane zostaną następujące metody:</text:span></text:p>
      <text:list xml:id="list2015877573277232872" text:style-name="L24">
        <text:list-item>
          <text:p text:style-name="P90"><text:span text:style-name="Strong_20_Emphasis"><text:span text:style-name="T41">Analiza literatury</text:span></text:span><text:span text:style-name="T41">: Przegląd istniejących systemów sterowania ruchem oraz prac naukowych związanych z zastosowaniem sztucznej inteligencji w tej dziedzinie.</text:span></text:p>
        </text:list-item>
        <text:list-item>
          <text:p text:style-name="P90"><text:span text:style-name="Strong_20_Emphasis"><text:span text:style-name="T41">Modelowanie i symulacja</text:span></text:span><text:span text:style-name="T41">: Implementacja algorytmu A2C w środowisku SUMO, pozwalająca na symulację sterowania sygnalizacją świetlną w dynamicznych warunkach ruchu.</text:span></text:p>
        </text:list-item>
        <text:list-item>
          <text:p text:style-name="P100"><text:span text:style-name="Strong_20_Emphasis"><text:span text:style-name="T41">Metody oceny efektywności</text:span></text:span><text:span text:style-name="T41">: Analiza wyników symulacji, w tym pomiar opóźnień, czasu oczekiwania pojazdów oraz przepustowości.</text:span></text:p>
        </text:list-item>
      </text:list>
      <text:p text:style-name="P98"><text:span text:style-name="Strong_20_Emphasis"><text:span text:style-name="T41">Opis zawartości poszczególnych rozdziałów pracy</text:span></text:span></text:p>
      <text:list xml:id="list7490055848125375640" text:style-name="L25">
        <text:list-item>
          <text:p text:style-name="P91"><text:span text:style-name="Strong_20_Emphasis"><text:span text:style-name="T41">Rozdział 1</text:span></text:span><text:span text:style-name="T41">: Wprowadzenie teoretyczne, omówienie podstaw zarządzania ruchem drogowym oraz technik uczenia przez wzmacnianie.</text:span></text:p>
        </text:list-item>
        <text:list-item>
          <text:p text:style-name="P91"><text:span text:style-name="Strong_20_Emphasis"><text:span text:style-name="T41">Rozdział 2</text:span></text:span><text:span text:style-name="T41">: Analiza literatury naukowej, obejmująca przegląd tradycyjnych i nowoczesnych metod sterowania sygnalizacją świetlną.</text:span></text:p>
        </text:list-item>
        <text:list-item>
          <text:p text:style-name="P91"><text:span text:style-name="Strong_20_Emphasis"><text:span text:style-name="T41">Rozdział 3</text:span></text:span><text:span text:style-name="T41">: Szczegóły implementacji algorytmu A2C w środowisku SUMO, w tym założenia eksperymentalne i opis procesu modelowania.</text:span></text:p>
        </text:list-item>
        <text:list-item>
          <text:p text:style-name="P91"><text:span text:style-name="Strong_20_Emphasis"><text:span text:style-name="T41">Rozdział 4</text:span></text:span><text:span text:style-name="T41">: Prezentacja wyników symulacji, analiza porównawcza algorytmu A2C z tradycyjnymi podejściami.</text:span></text:p>
        </text:list-item>
        <text:list-item>
          <text:p text:style-name="P101"><text:span text:style-name="Strong_20_Emphasis"><text:span text:style-name="T41">Rozdział 5</text:span></text:span><text:span text:style-name="T41">: Podsumowanie wyników, wnioski oraz wskazanie kierunków dalszych badań.</text:span></text:p>
        </text:list-item>
      </text:list>
      <text:p text:style-name="P98"><text:span text:style-name="Strong_20_Emphasis"><text:span text:style-name="T41">Podsumowanie</text:span></text:span><text:span text:style-name="T41"><text:line-break/>Praca ta łączy zaawansowane algorytmy sztucznej inteligencji z praktycznymi wymaganiami systemów transportowych. Jej wyniki mogą przyczynić się do poprawy płynności ruchu drogowego, redukcji zatorów oraz zmniejszenia emisji spalin, oferując potencjalne korzyści zarówno dla użytkowników dróg, jak i środowiska naturalnego.</text:span></text:p>
      <text:p text:style-name="P107"/>
      <text:p text:style-name="P107"><text:soft-page-break/></text:p>
      <text:h text:style-name="P55" text:outline-level="3">harakterystyka dostępnych systemów sterowania ruchem na podstawie dostarczonego pliku</text:h>
      <text:p text:style-name="P52"/>
      <text:p text:style-name="P97">Współczesne systemy sterowania ruchem drogowym pełnią kluczową rolę w zarządzaniu infrastrukturą miejską, zwiększając jej efektywność, bezpieczeństwo oraz płynność ruchu. W zależności od zaawansowania technologicznego i stosowanych metod, systemy te można podzielić na:</text:p>
      <text:p text:style-name="P52"/>
      <text:h text:style-name="P53" text:outline-level="4"><text:span text:style-name="Strong_20_Emphasis"><text:span text:style-name="T41">1. Systemy adaptacyjne</text:span></text:span></text:h>
      <text:p text:style-name="P97">Systemy adaptacyjne dynamicznie dostosowują sygnalizację świetlną do bieżących warunków ruchu. Oparte są na danych zbieranych w czasie rzeczywistym przez czujniki i kamery, co pozwala na optymalizację przepływu pojazdów w zależności od aktualnego natężenia ruchu. Do najpopularniejszych systemów adaptacyjnych należą:</text:p>
      <text:list xml:id="list6564066302823232539" text:style-name="L18">
        <text:list-item>
          <text:p text:style-name="P102"><text:span text:style-name="Strong_20_Emphasis"><text:span text:style-name="T41">SCATS (Sydney Coordinated Adaptive Traffic System)</text:span></text:span><text:span text:style-name="T41"><text:line-break/>SCATS to zaawansowany system opracowany w Sydney, który wykorzystuje dane z czujników do dynamicznej optymalizacji czasu sygnalizacji świetlnej. Dzięki szerokiemu zastosowaniu w miastach na całym świecie, w tym w Polsce, SCATS uznawany jest za skuteczne narzędzie do redukcji korków i poprawy płynności ruchu.</text:span></text:p>
        </text:list-item>
        <text:list-item>
          <text:p text:style-name="P102"><text:span text:style-name="Strong_20_Emphasis"><text:span text:style-name="T41">SCOOT (Split Cycle Offset Optimization Technique)</text:span></text:span><text:span text:style-name="T41"><text:line-break/>SCOOT działa na zasadzie ciągłego dostosowywania długości cykli sygnalizacji świetlnej w czasie rzeczywistym, minimalizując zakłócenia w przepływie ruchu.</text:span></text:p>
        </text:list-item>
        <text:list-item>
          <text:p text:style-name="P102"><text:span text:style-name="Strong_20_Emphasis"><text:span text:style-name="T41">PRODYN</text:span></text:span><text:span text:style-name="T41"><text:line-break/>System wykorzystuje dynamiczne programowanie do optymalizacji sygnalizacji świetlnej na poziomie poszczególnych skrzyżowań. PRODYN przewiduje zmiany natężenia ruchu i dostosowuje sygnalizację, co pozwala na bardziej efektywne zarządzanie ruchem.</text:span></text:p>
        </text:list-item>
      </text:list>
      <text:p text:style-name="P52"/>
      <text:h text:style-name="P53" text:outline-level="4"><text:soft-page-break/><text:span text:style-name="Strong_20_Emphasis"><text:span text:style-name="T41">2. Systemy obszarowe i koordynacyjne</text:span></text:span></text:h>
      <text:p text:style-name="P97">Systemy te zarządzają sygnalizacją świetlną na większym obszarze miejskim, synchronizując działanie wielu skrzyżowań. Główne przykłady obejmują:</text:p>
      <text:list xml:id="list8195947440196793542" text:style-name="L19">
        <text:list-item>
          <text:p text:style-name="P103"><text:span text:style-name="Strong_20_Emphasis"><text:span text:style-name="T41">UTOPIA (Urban Traffic Optimization by Integrated Automation)</text:span></text:span><text:span text:style-name="T41"><text:line-break/>Koncepcja ta polega na integracji automatyzacji z optymalizacją ruchu miejskiego. UTOPIA pozwala na poprawę przepustowości i zmniejszenie czasu oczekiwania poprzez skoordynowane sterowanie sygnalizacją świetlną na poziomie całej sieci miejskiej.</text:span></text:p>
        </text:list-item>
        <text:list-item>
          <text:p text:style-name="P103"><text:span text:style-name="Strong_20_Emphasis"><text:span text:style-name="T41">Metoda zielonej fali (Maxband)</text:span></text:span><text:span text:style-name="T41"><text:line-break/>Jest to tradycyjna metoda, w której sygnalizacja świetlna na kolejnych skrzyżowaniach jest synchronizowana w taki sposób, aby pojazdy mogły przejeżdżać przez skrzyżowania bez zatrzymywania się.</text:span></text:p>
        </text:list-item>
      </text:list>
      <text:p text:style-name="P52"/>
      <text:h text:style-name="P53" text:outline-level="4"><text:span text:style-name="Strong_20_Emphasis"><text:span text:style-name="T41">3. Inteligentne systemy transportowe (ITS)</text:span></text:span></text:h>
      <text:p text:style-name="P97">ITS to kompleksowe rozwiązania, które integrują różne technologie w celu zwiększenia efektywności systemu transportowego. Mogą obejmować:</text:p>
      <text:list xml:id="list6195800167157637942" text:style-name="L20">
        <text:list-item>
          <text:p text:style-name="P92"><text:span text:style-name="Strong_20_Emphasis"><text:span text:style-name="T41">Czujniki ruchu i radary</text:span></text:span><text:span text:style-name="T41"> do zbierania danych o natężeniu ruchu.</text:span></text:p>
        </text:list-item>
        <text:list-item>
          <text:p text:style-name="P92"><text:span text:style-name="Strong_20_Emphasis"><text:span text:style-name="T41">Zaawansowane algorytmy optymalizacji</text:span></text:span><text:span text:style-name="T41"> do dostosowywania sygnalizacji świetlnej.</text:span></text:p>
        </text:list-item>
        <text:list-item>
          <text:p text:style-name="P104"><text:span text:style-name="Strong_20_Emphasis"><text:span text:style-name="T41">Analizę danych w czasie rzeczywistym</text:span></text:span><text:span text:style-name="T41">, co pozwala na szybkie reagowanie na zmieniające się warunki.</text:span></text:p>
        </text:list-item>
      </text:list>
      <text:p text:style-name="P52"/>
      <text:h text:style-name="P53" text:outline-level="4"><text:span text:style-name="Strong_20_Emphasis"><text:span text:style-name="T41">4. Tradycyjne systemy sterowania</text:span></text:span></text:h>
      <text:p text:style-name="P97">Tradycyjne podejścia w sterowaniu ruchem drogowym obejmują:</text:p>
      <text:list xml:id="list670174476234582083" text:style-name="L21">
        <text:list-item>
          <text:p text:style-name="P105"><text:span text:style-name="Strong_20_Emphasis"><text:span text:style-name="T41">Sygnalizacje stałoczasowe</text:span></text:span><text:span text:style-name="T41"><text:line-break/>Oparte na ustalonych programach czasowych, które są zmieniane w zależności od pory dnia. Chociaż ich implementacja jest stosunkowo prosta, systemy te są mniej efektywne w godzinach szczytu, ponieważ nie uwzględniają rzeczywistego natężenia ruchu.</text:span></text:p>
        </text:list-item>
        <text:list-item>
          <text:p text:style-name="P105"><text:span text:style-name="Strong_20_Emphasis"><text:span text:style-name="T41">Sygnalizacje akomodacyjne</text:span></text:span><text:span text:style-name="T41"><text:line-break/></text:span><text:soft-page-break/><text:span text:style-name="T41">Dostosowują długość faz sygnałów do aktualnych warunków ruchu, skracając czas oczekiwania na sygnał zielony. Systemy te wykorzystują czujniki ruchu do analizy natężenia.</text:span></text:p>
        </text:list-item>
      </text:list>
      <text:p text:style-name="P52"/>
      <text:h text:style-name="P53" text:outline-level="4"><text:span text:style-name="Strong_20_Emphasis"><text:span text:style-name="T41">5. Nowoczesne podejścia algorytmiczne</text:span></text:span></text:h>
      <text:p text:style-name="P97">Wraz z rozwojem sztucznej inteligencji i uczenia maszynowego pojawiają się zaawansowane techniki sterowania ruchem drogowym, takie jak:</text:p>
      <text:list xml:id="list1555050896267843828" text:style-name="L22">
        <text:list-item>
          <text:p text:style-name="P93"><text:span text:style-name="Strong_20_Emphasis"><text:span text:style-name="T41">Logika rozmyta i algorytmy genetyczne</text:span></text:span><text:span text:style-name="T41"><text:line-break/>Wykorzystywane do modelowania i optymalizacji sygnalizacji świetlnej w warunkach niepewności.</text:span></text:p>
        </text:list-item>
        <text:list-item>
          <text:p text:style-name="P106"><text:span text:style-name="Strong_20_Emphasis"><text:span text:style-name="T41">Uczenie przez wzmacnianie (Reinforcement Learning, RL)</text:span></text:span><text:span text:style-name="T41"><text:line-break/>Podejście to pozwala na dynamiczne podejmowanie decyzji w oparciu o sekwencyjne procesy decyzyjne. RL modeluje sterowanie ruchem jako Markov Decision Process (MDP), co czyni je wyjątkowo efektywnym narzędziem do zarządzania złożonymi systemami transportowymi.</text:span></text:p>
        </text:list-item>
      </text:list>
      <text:p text:style-name="P52"/>
      <text:p text:style-name="P97">Dostępne systemy sterowania ruchem, od tradycyjnych metod po zaawansowane techniki adaptacyjne i sztuczną inteligencję, oferują szeroki wachlarz rozwiązań. Wybór odpowiedniego systemu zależy od specyfiki warunków ruchu oraz dostępnych zasobów infrastrukturalnych i finansowych.</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9T20:34:49.90</dc:date>
    <meta:editing-duration>P9DT10H36M57S</meta:editing-duration>
    <meta:editing-cycles>180</meta:editing-cycles>
    <meta:generator>OpenOffice/4.1.15$Win32 OpenOffice.org_project/4115m2$Build-9813</meta:generator>
    <meta:document-statistic meta:table-count="0" meta:image-count="0" meta:object-count="0" meta:page-count="5" meta:paragraph-count="44" meta:word-count="994" meta:character-count="8077"/>
  </office:meta>
</office:document-meta>
</file>